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3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4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5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7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8" style:family="paragraph" style:parent-style-name="Standard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9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40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41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2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3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4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5" style:family="paragraph" style:parent-style-name="Standard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6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cccc" style:font-name="Chalkduster" fo:font-size="16pt" style:font-size-asian="16pt" style:font-size-complex="16pt"/>
    </style:style>
    <style:style style:name="T21" style:family="text">
      <style:text-properties fo:color="#ff9999" style:font-name="Chalkduster"/>
    </style:style>
    <style:style style:name="T22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4" style:family="text">
      <style:text-properties fo:color="#ff9999" style:font-name="Chalkduster" fo:font-size="16pt" style:font-size-asian="16pt" style:font-size-complex="16pt"/>
    </style:style>
    <style:style style:name="T25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7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ffff00"/>
    </style:style>
    <style:style style:name="T2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Absatz-Standardschriftart"><text:span text:style-name="T18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3">Eine wunderbare Reise zu </text:span></text:span><text:span text:style-name="Absatz-Standardschriftart"><text:span text:style-name="T26">DIR</text:span></text:span><text:span text:style-name="Absatz-Standardschriftart"><text:span text:style-name="T23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2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4"><text:span text:style-name="Absatz-Standardschriftart"><text:span text:style-name="T22">Eine Geburt ist ein einzigartiges Geschehen.</text:span></text:span></text:p>
      <text:p text:style-name="P35"><text:span text:style-name="Absatz-Standardschriftart"><text:span text:style-name="T22"><text:s/></text:span></text:span></text:p>
      <text:p text:style-name="P35"><text:soft-page-break/><text:span text:style-name="Absatz-Standardschriftart"><text:span text:style-name="T22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7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19">und</text:span><text:span text:style-name="T14"> nährenden Kreis</text:span><text:span text:style-name="T19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5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7"><text:span text:style-name="Absatz-Standardschriftart"><text:span text:style-name="T10">Für Biodanza brauchst du keine Vorkenntnisse.</text:span></text:span></text:p>
      <text:p text:style-name="P36"><text:span text:style-name="Absatz-Standardschriftart"><text:span text:style-name="T10"><text:line-break/></text:span></text:span><text:span text:style-name="T11">Kurse in Basel, Freiburg und Müllheim</text:span></text:p>
      <text:p text:style-name="P41"><text:line-break/></text:p>
      <text:list xml:id="list7589221170766987434" text:style-name="L1">
        <text:list-header>
          <text:p text:style-name="P42">Ein schönes Geschenk, das du dir und deinem Kind machen kannst, </text:p>
          <text:p text:style-name="P43">ist auch eine speziell auf deine Bedürfnisse abgestimmte</text:p>
          <text:p text:style-name="P44"><text:span text:style-name="T29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46"><text:span text:style-name="T29">Sprich oder schreib mich einfach an!</text:span></text:p>
      <text:p text:style-name="P45"><text:s/>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7">unternehmen mitte, BASEL</text:p>
      <text:p text:style-name="P20">Du bist herzlich willkommen in unserem Kreis!</text:p>
      <text:p text:style-name="P26"/>
      <text:p text:style-name="P28"/>
      <text:p text:style-name="P28"/>
      <text:p text:style-name="P39"/>
      <text:p text:style-name="P38"><text:span text:style-name="T24">Anmeldung und Beratung:</text:span><text:span text:style-name="T20"><text:line-break/></text:span><text:a xlink:type="simple" xlink:href="mailto:Angela.Fauvel@gmx.de?subject=Biodanza%20-%20Anmeldung%20und%20Termine" text:style-name="Internet_20_link" text:visited-style-name="Visited_20_Internet_20_Link"><text:span text:style-name="T28">Angela.Fauvel@gmx.de</text:span></text:a><text:span text:style-name="T5"> </text:span><text:span text:style-name="T17">/ </text:span><text:span text:style-name="T6">+49–176–96 899 307</text:span></text:p>
      <text:p text:style-name="P29"/>
      <text:p text:style-name="P29"/>
      <text:p text:style-name="P29"><text:soft-page-break/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9"/>
      <text:p text:style-name="P30"><text:span text:style-name="T21">Über mich:</text:span> </text:p>
      <text:p text:style-name="P33">Von Beruf Lehrerin, tanze ich seit vielen Jahren leidenschaftlich Biodanza und bin ausgebildete Biodanzafacilitatorin (unter Supervision von Dipl.Psych. Hildegard Peñaloza von der Biodanza-Schule Freiburg). </text:p>
      <text:p text:style-name="P31"/>
      <text:p text:style-name="P32"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11:00:57</dc:date>
    <meta:editing-cycles>84</meta:editing-cycles>
    <meta:editing-duration>P26DT8H44M39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40" meta:word-count="552" meta:character-count="3683"/>
    <meta:template xlink:type="simple" xlink:actuate="onRequest" xlink:title="" xlink:href="../../../../../../../angela/Desktop/Biodanza%20für%20Schwangere_VS_Angela_Vorschläge_14.04.18.odt/Normal"/>
  </office:meta>
</office:document-meta>
</file>